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TILIZANDO O CISCO PACKET TRACER </text:h>
      <text:p text:style-name="Text_20_body">Sabemos que o Packet Tracer ou Cisco Packet Tracer é um <text:span text:style-name="T1">software </text:span>gratuito que tem a função de colaborar na criação prática de uma rede, permitindo criar, configurar e simular o seu funcionamento. </text:p>
      <text:p text:style-name="Text_20_body">Esse <text:span text:style-name="T1">software </text:span>foi desenvolvido pela maior empresa de equipamentos para rede do mundo, conhecida por Cisco System. Ele permite criar e simular ambientes de redes LANs e WANs; realizar simulações, como roteamento entre LANs; criar VLANs; Criar redes geograficamente distribuídas etc. </text:p>
      <text:p text:style-name="Text_20_body">O tipo de atividade que ele oferece é importante, devido a relevância da simulação no processo de aprendizagem, pois permite assimilar melhor o conhecimento adquirido na disciplina, e assim reconstruí-lo, desenvolvê-lo e compartilhá-lo. </text:p>
      <text:p text:style-name="Text_20_body">Ele já possui ferramentas e equipamentos prontos para serem configurados e, com isso, com poucos cliques você poderá executar o <text:span text:style-name="T1">software </text:span>sem nenhum problema. </text:p>
      <text:p text:style-name="Text_20_body">Para fazer o <text:span text:style-name="T1">download </text:span>do Packet Tracer, você deverá acessar o site oficial da Cisco Netacad ( <text:span text:style-name="T1">Cisco Network Academy </text:span>). Disponível em: &lt; <text:a xlink:type="simple" xlink:href="https://www.netacad.com/" text:style-name="Internet_20_link" text:visited-style-name="Visited_20_Internet_20_Link">https://www.netacad.com </text:a>&gt;. </text:p>
      <text:p text:style-name="Text_20_body">Além do <text:span text:style-name="T1">download </text:span>do programa, você poderá encontrar outros materiais complementares que explicam o funcionamento da ferramenta e disponibilizam exemplos com roteiro de atividades práticas e de simulação de configuração de VLANs em switches, utilizando o <text:span text:style-name="T1">software </text:span>Packet Tracer. </text:p>
      <text:p text:style-name="Text_20_body">O Site para participar de cursos, ter materiais complementares e fazer o <text:span text:style-name="T1">download </text:span>do simulador é o &lt; <text:a xlink:type="simple" xlink:href="https://www.netacad.com/pt-br/courses/packet-tracer" text:style-name="Internet_20_link" text:visited-style-name="Visited_20_Internet_20_Link">https://www.netacad.com/pt-br/courses/packet-tracer </text:a>&gt;. </text:p>
      <text:p text:style-name="Text_20_body"/>
      <text:h text:style-name="Heading_20_3" text:outline-level="3">Vamos praticar </text:h>
      <text:p text:style-name="Text_20_body">Depois de conhecer e ler sobre o Packet Tracer, conforme orientações e <text:span text:style-name="T1">links </text:span>indicados nesta atividade, pesquise sobre exemplos práticos utilizando este <text:span text:style-name="T1">software </text:span>. Faça um roteiro básico e exemplifique a configuração de IPs em equipamentos, testando a comunicação entre eles. </text:p>
      <text:p text:style-name="Text_20_body">Você também poderá utilizar, como material de apoio, o livro "Laboratórios de tecnologias Cisco em infraestrutura de redes", disponibilizado no blog do autor Samuel Henrique Bucke Brito, no seguinte endereço: &lt; <text:a xlink:type="simple" xlink:href="http://labcisco.blogspot.com/" text:style-name="Internet_20_link" text:visited-style-name="Visited_20_Internet_20_Link">http://labcisco.blogspot.com/ </text:a>&gt;. </text:p>
      <text:p text:style-name="Text_20_body">Não se esqueça de disponibilizar suas conclusões no fórum da seção “<text:span text:style-name="T1">Compartilhe” </text:span>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9:11:50.900425436</meta:creation-date>
    <dc:date>2022-09-27T19:12:05.737196635</dc:date>
    <meta:editing-duration>PT15S</meta:editing-duration>
    <meta:editing-cycles>1</meta:editing-cycles>
    <meta:document-statistic meta:table-count="0" meta:image-count="0" meta:object-count="0" meta:page-count="1" meta:paragraph-count="12" meta:word-count="310" meta:character-count="2121" meta:non-whitespace-character-count="1811"/>
    <meta:generator>LibreOffice/7.3.6.2$Linux_X86_64 LibreOffice_project/30$Build-2</meta:generator>
  </office:meta>
</office:document-meta>
</file>